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4.801cm"/>
    </style:style>
    <style:style style:name="IntegrantesGrupo.C" style:family="table-column">
      <style:table-column-properties style:column-width="10.095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6.892cm"/>
    </style:style>
    <style:style style:name="Tabla1.B" style:family="table-column">
      <style:table-column-properties style:column-width="6.708cm"/>
    </style:style>
    <style:style style:name="Tabla1.C" style:family="table-column">
      <style:table-column-properties style:column-width="5.902cm"/>
    </style:style>
    <style:style style:name="Tabla1.1" style:family="table-row">
      <style:table-row-properties style:min-row-height="0.596cm" fo:keep-together="auto"/>
    </style:style>
    <style:style style:name="Tabla1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1.2" style:family="table-row">
      <style:table-row-properties style:min-row-height="0.841cm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1.388cm" fo:keep-together="auto"/>
    </style:style>
    <style:style style:name="Tabla1.4" style:family="table-row">
      <style:table-row-properties style:min-row-height="0.653cm" fo:keep-together="auto"/>
    </style:style>
    <style:style style:name="Tabla1.A4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21" style:family="table-row">
      <style:table-row-properties style:min-row-height="0.697cm" fo:keep-together="auto"/>
    </style:style>
    <style:style style:name="Tabla1.45" style:family="table-row">
      <style:table-row-properties style:min-row-height="4.2cm" fo:keep-together="auto"/>
    </style:style>
    <style:style style:name="Tabla1.46" style:family="table-row">
      <style:table-row-properties style:min-row-height="1.496cm" fo:keep-together="auto"/>
    </style:style>
    <style:style style:name="Tabla1.A6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.C6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6.892cm"/>
    </style:style>
    <style:style style:name="Tabla2.B" style:family="table-column">
      <style:table-column-properties style:column-width="6.708cm"/>
    </style:style>
    <style:style style:name="Tabla2.C" style:family="table-column">
      <style:table-column-properties style:column-width="5.902cm"/>
    </style:style>
    <style:style style:name="Tabla2.1" style:family="table-row">
      <style:table-row-properties style:min-row-height="0.596cm" fo:keep-together="auto"/>
    </style:style>
    <style:style style:name="Tabla2.A1" style:family="table-cell">
      <style:table-cell-properties style:vertical-align="middle" fo:background-color="#2a6099" fo:padding="0cm" fo:border="0.75pt solid #2a6099" style:writing-mode="page">
        <style:background-image/>
      </style:table-cell-properties>
    </style:style>
    <style:style style:name="Tabla2.2" style:family="table-row">
      <style:table-row-properties style:min-row-height="0.841cm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3" style:family="table-row">
      <style:table-row-properties style:min-row-height="1.388cm" fo:keep-together="auto"/>
    </style:style>
    <style:style style:name="Tabla2.4" style:family="table-row">
      <style:table-row-properties style:min-row-height="0.653cm" fo:keep-together="auto"/>
    </style:style>
    <style:style style:name="Tabla2.A4" style:family="table-cell">
      <style:table-cell-properties style:vertical-align="middle" fo:background-color="#ddddd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25" style:family="table-row">
      <style:table-row-properties style:min-row-height="0.697cm" fo:keep-together="auto"/>
    </style:style>
    <style:style style:name="Tabla2.A26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.C26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6.892cm"/>
    </style:style>
    <style:style style:name="Tabla3.B" style:family="table-column">
      <style:table-column-properties style:column-width="6.708cm"/>
    </style:style>
    <style:style style:name="Tabla3.C" style:family="table-column">
      <style:table-column-properties style:column-width="5.902cm"/>
    </style:style>
    <style:style style:name="Tabla3.1" style:family="table-row">
      <style:table-row-properties style:min-row-height="0.596cm" fo:keep-together="auto"/>
    </style:style>
    <style:style style:name="Tabla3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0.841cm"/>
    </style:style>
    <style:style style:name="Tabla3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1.388cm" fo:keep-together="auto"/>
    </style:style>
    <style:style style:name="Tabla3.4" style:family="table-row">
      <style:table-row-properties style:min-row-height="0.653cm" fo:keep-together="auto"/>
    </style:style>
    <style:style style:name="Tabla3.A4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28" style:family="table-row">
      <style:table-row-properties style:min-row-height="0.723cm" fo:keep-together="auto"/>
    </style:style>
    <style:style style:name="Tabla3.A28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3.C28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6.892cm"/>
    </style:style>
    <style:style style:name="Tabla4.B" style:family="table-column">
      <style:table-column-properties style:column-width="6.708cm"/>
    </style:style>
    <style:style style:name="Tabla4.C" style:family="table-column">
      <style:table-column-properties style:column-width="5.902cm"/>
    </style:style>
    <style:style style:name="Tabla4.1" style:family="table-row">
      <style:table-row-properties style:min-row-height="0.596cm" fo:keep-together="auto"/>
    </style:style>
    <style:style style:name="Tabla4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4.2" style:family="table-row">
      <style:table-row-properties style:min-row-height="0.841cm"/>
    </style:style>
    <style:style style:name="Tabla4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3" style:family="table-row">
      <style:table-row-properties style:min-row-height="1.388cm" fo:keep-together="auto"/>
    </style:style>
    <style:style style:name="Tabla4.4" style:family="table-row">
      <style:table-row-properties style:min-row-height="0.653cm" fo:keep-together="auto"/>
    </style:style>
    <style:style style:name="Tabla4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1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4.C1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6.892cm"/>
    </style:style>
    <style:style style:name="Tabla5.B" style:family="table-column">
      <style:table-column-properties style:column-width="6.708cm"/>
    </style:style>
    <style:style style:name="Tabla5.C" style:family="table-column">
      <style:table-column-properties style:column-width="5.902cm"/>
    </style:style>
    <style:style style:name="Tabla5.1" style:family="table-row">
      <style:table-row-properties style:min-row-height="0.596cm" fo:keep-together="auto"/>
    </style:style>
    <style:style style:name="Tabla5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5.2" style:family="table-row">
      <style:table-row-properties style:min-row-height="0.841cm"/>
    </style:style>
    <style:style style:name="Tabla5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3" style:family="table-row">
      <style:table-row-properties style:min-row-height="1.388cm" fo:keep-together="auto"/>
    </style:style>
    <style:style style:name="Tabla5.4" style:family="table-row">
      <style:table-row-properties style:min-row-height="0.653cm" fo:keep-together="auto"/>
    </style:style>
    <style:style style:name="Tabla5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7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5.C7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5.703cm"/>
    </style:style>
    <style:style style:name="Tabla6.B" style:family="table-column">
      <style:table-column-properties style:column-width="7.897cm"/>
    </style:style>
    <style:style style:name="Tabla6.C" style:family="table-column">
      <style:table-column-properties style:column-width="5.902cm"/>
    </style:style>
    <style:style style:name="Tabla6.1" style:family="table-row">
      <style:table-row-properties style:min-row-height="0.596cm" fo:keep-together="auto"/>
    </style:style>
    <style:style style:name="Tabla6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6.2" style:family="table-row">
      <style:table-row-properties style:min-row-height="0.841cm"/>
    </style:style>
    <style:style style:name="Tabla6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3" style:family="table-row">
      <style:table-row-properties style:min-row-height="1.388cm" fo:keep-together="auto"/>
    </style:style>
    <style:style style:name="Tabla6.4" style:family="table-row">
      <style:table-row-properties style:min-row-height="0.653cm" fo:keep-together="auto"/>
    </style:style>
    <style:style style:name="Tabla6.C5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9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6.C9" style:family="table-cell" style:data-style-name="N10000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7.A" style:family="table-column">
      <style:table-column-properties style:column-width="19.502cm"/>
    </style:style>
    <style:style style:name="Tabla7.1" style:family="table-row">
      <style:table-row-properties style:min-row-height="0.596cm" fo:keep-together="auto"/>
    </style:style>
    <style:style style:name="Tabla7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7.2" style:family="table-row">
      <style:table-row-properties style:min-row-height="0.841cm" fo:keep-together="auto"/>
    </style:style>
    <style:style style:name="Tabla7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8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02cm"/>
    </style:style>
    <style:style style:name="Tabla8.1" style:family="table-row">
      <style:table-row-properties style:min-row-height="0.596cm" fo:keep-together="auto"/>
    </style:style>
    <style:style style:name="Tabla8.A1" style:family="table-cell">
      <style:table-cell-properties style:vertical-align="middle" fo:background-color="#2a6099" fo:padding="0cm" fo:border="0.75pt solid #666666" style:writing-mode="page">
        <style:background-image/>
      </style:table-cell-properties>
    </style:style>
    <style:style style:name="Tabla8.2" style:family="table-row">
      <style:table-row-properties style:min-row-height="0.841cm" fo:keep-together="auto"/>
    </style:style>
    <style:style style:name="Tabla8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9bdab" officeooo:paragraph-rsid="0209bda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e864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3d78" officeooo:paragraph-rsid="02103d78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6pt" fo:language="gl" fo:country="ES" fo:font-weight="bold" officeooo:rsid="014e8ab7" officeooo:paragraph-rsid="014e8ab7" style:font-size-asian="5.25pt" style:font-weight-asian="bold" style:font-name-complex="Calibri1" style:font-size-complex="6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acd3c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53" style:family="paragraph" style:parent-style-name="Footnote">
      <style:text-properties officeooo:rsid="01fba2fb" officeooo:paragraph-rsid="01fba2fb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1f6fd69"/>
    </style:style>
    <style:style style:name="P55" style:family="paragraph" style:parent-style-name="Standard">
      <style:text-properties fo:font-size="6pt" officeooo:paragraph-rsid="01facd3c" style:font-size-asian="5.25pt" style:font-size-complex="6pt"/>
    </style:style>
    <style:style style:name="P56" style:family="paragraph" style:parent-style-name="Standard">
      <style:text-properties fo:font-size="3pt" officeooo:paragraph-rsid="0200e864" style:font-size-asian="2.59999990463257pt" style:font-size-complex="3pt"/>
    </style:style>
    <style:style style:name="P57" style:family="paragraph" style:parent-style-name="Standard">
      <style:text-properties officeooo:paragraph-rsid="020bf093"/>
    </style:style>
    <style:style style:name="P58" style:family="paragraph" style:parent-style-name="Standard">
      <style:text-properties fo:font-size="2pt" officeooo:paragraph-rsid="02060d99" style:font-size-asian="1.75pt" style:font-size-complex="2pt"/>
    </style:style>
    <style:style style:name="P59" style:family="paragraph" style:parent-style-name="Standard">
      <style:text-properties fo:font-size="2pt" officeooo:rsid="02103d78" officeooo:paragraph-rsid="02103d78" style:font-size-asian="1.75pt" style:font-size-complex="2pt"/>
    </style:style>
    <style:style style:name="P60" style:family="paragraph" style:parent-style-name="Standard">
      <style:text-properties officeooo:paragraph-rsid="02103d78"/>
    </style:style>
    <style:style style:name="P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7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9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2399" officeooo:paragraph-rsid="01f923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cd3c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1f6fd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1facd3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60d9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3ffa0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7e7fb" officeooo:paragraph-rsid="01f7e7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ad94a" officeooo:paragraph-rsid="01fad94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ba2fb" officeooo:paragraph-rsid="01fba2f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cd26b" officeooo:paragraph-rsid="01fcd26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56af" officeooo:paragraph-rsid="01fd56a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467f" officeooo:paragraph-rsid="01ff467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3f5a" officeooo:paragraph-rsid="02003f5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0e864" officeooo:paragraph-rsid="0200e86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83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836c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83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9bda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032a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3e167" officeooo:paragraph-rsid="0203e16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8e76" officeooo:paragraph-rsid="02048e7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d99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eaf8" officeooo:paragraph-rsid="0206eaf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87dd0" officeooo:paragraph-rsid="02087dd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0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8abb" officeooo:paragraph-rsid="020b8ab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2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4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bf093" officeooo:paragraph-rsid="020bf09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cfec8" officeooo:paragraph-rsid="020cfec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5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3d78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3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1f6fd6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7" style:family="paragraph" style:parent-style-name="Table_20_Contents" style:list-style-name="L6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10faf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10faf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10faf2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8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2087dd0" officeooo:paragraph-rsid="02087dd0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/>
    </style:style>
    <style:style style:name="P13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6fd69" officeooo:paragraph-rsid="02103d7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0e864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60d99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6fd69" officeooo:paragraph-rsid="020bf09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7" style:family="text">
      <style:text-properties officeooo:rsid="004d515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3c0135" style:font-weight-asian="normal" style:font-weight-complex="normal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227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6c8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790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5ad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officeooo:rsid="020bf093"/>
    </style:style>
    <style:style style:name="T19" style:family="text">
      <style:text-properties fo:color="#ffffff" loext:opacity="100%" officeooo:rsid="02060d99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fo:color="#ffffff" loext:opacity="100%" fo:font-weight="bold" officeooo:rsid="020bf093" style:font-weight-asian="bold" style:font-weight-complex="bold"/>
    </style:style>
    <style:style style:name="T22" style:family="text">
      <style:text-properties fo:color="#ffffff" loext:opacity="100%" fo:font-weight="bold" officeooo:rsid="02060d99" style:font-weight-asian="bold" style:font-weight-complex="bold"/>
    </style:style>
    <style:style style:name="T23" style:family="text">
      <style:text-properties fo:color="#ffffff" loext:opacity="100%" fo:font-weight="bold" officeooo:rsid="02103d78" style:font-weight-asian="bold" style:font-weight-complex="bold"/>
    </style:style>
    <style:style style:name="T24" style:family="text">
      <style:text-properties fo:color="#ffffff" loext:opacity="100%" officeooo:rsid="02103d7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03e167" style:font-weight-asian="bold" style:font-weight-complex="bold"/>
    </style:style>
    <style:style style:name="T27" style:family="text">
      <style:text-properties fo:font-weight="bold" officeooo:rsid="0203836c" style:font-weight-asian="bold" style:font-weight-complex="bold"/>
    </style:style>
    <style:style style:name="T28" style:family="text">
      <style:text-properties officeooo:rsid="01f7e7fb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1facd3c"/>
    </style:style>
    <style:style style:name="T31" style:family="text">
      <style:text-properties officeooo:rsid="01fad94a"/>
    </style:style>
    <style:style style:name="T32" style:family="text">
      <style:text-properties officeooo:rsid="01fba2fb"/>
    </style:style>
    <style:style style:name="T33" style:family="text">
      <style:text-properties officeooo:rsid="01fcd26b"/>
    </style:style>
    <style:style style:name="T34" style:family="text">
      <style:text-properties officeooo:rsid="01fd56af"/>
    </style:style>
    <style:style style:name="T35" style:family="text">
      <style:text-properties officeooo:rsid="01ff467f"/>
    </style:style>
    <style:style style:name="T36" style:family="text">
      <style:text-properties officeooo:rsid="02003f5a"/>
    </style:style>
    <style:style style:name="T37" style:family="text">
      <style:text-properties officeooo:rsid="0202032a"/>
    </style:style>
    <style:style style:name="T38" style:family="text">
      <style:text-properties officeooo:rsid="0203836c"/>
    </style:style>
    <style:style style:name="T39" style:family="text">
      <style:text-properties officeooo:rsid="0203e167"/>
    </style:style>
    <style:style style:name="T40" style:family="text">
      <style:text-properties officeooo:rsid="02060d99"/>
    </style:style>
    <style:style style:name="T41" style:family="text">
      <style:text-properties officeooo:rsid="0206eaf8"/>
    </style:style>
    <style:style style:name="T42" style:family="text">
      <style:text-properties officeooo:rsid="02087dd0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209bdab"/>
    </style:style>
    <style:style style:name="T45" style:family="text">
      <style:text-properties fo:font-style="italic" officeooo:rsid="0209bdab" style:font-style-asian="italic" style:font-style-complex="italic"/>
    </style:style>
    <style:style style:name="T46" style:family="text">
      <style:text-properties officeooo:rsid="020b8abb"/>
    </style:style>
    <style:style style:name="T47" style:family="text">
      <style:text-properties officeooo:rsid="020bf093"/>
    </style:style>
    <style:style style:name="T48" style:family="text">
      <style:text-properties officeooo:rsid="020cfec8"/>
    </style:style>
    <style:style style:name="T49" style:family="text">
      <style:text-properties officeooo:rsid="020ec079"/>
    </style:style>
    <style:style style:name="T50" style:family="text">
      <style:text-properties officeooo:rsid="02103d78"/>
    </style:style>
    <style:style style:name="T51" style:family="text">
      <style:text-properties officeooo:rsid="0210faf2"/>
    </style:style>
    <style:style style:name="T5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52"><text:span text:style-name="T15">PRÁCTICA MME – UD0</text:span><text:span text:style-name="T16">4</text:span><text:span text:style-name="T15">-0</text:span><text:span text:style-name="T17">3</text:span><text:span text:style-name="T15">: </text:span><text:span text:style-name="T17">BIOS [</text:span><text:span text:style-name="T12">Cooler Master</text:span><text:span text:style-name="T11"> </text:span><text:span text:style-name="T13">AMD</text:span><text:span text:style-name="T14">]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9">NÚMERO DE GRUPO</text:p>
          </table:table-cell>
          <table:table-cell table:style-name="IntegrantesGrupo.B2" office:value-type="string">
            <text:p text:style-name="P47">FUNCIÓNS</text:p>
          </table:table-cell>
          <table:table-cell table:style-name="IntegrantesGrupo.C2" office:value-type="string">
            <text:p text:style-name="P48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41"><text:span text:style-name="T8"><text:s/></text:span><text:span text:style-name="T9">D</text:span><text:span text:style-name="T8">ocumentación:</text:span></text:p>
          </table:table-cell>
          <table:table-cell table:style-name="IntegrantesGrupo.C5">
            <text:p text:style-name="P40"/>
          </table:table-cell>
        </table:table-row>
      </table:table>
      <text:p text:style-name="P46"/>
      <table:table table:name="Tabla1" table:style-name="Tabla1" table:template-name="Simple Grid Columns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0">A) OBTER A INFORMACIÓN PRINCIPAL DO EQUIPO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MATERIAL:</text:p>
          </table:table-cell>
          <table:table-cell table:style-name="Tabla1.B2" table:number-columns-spanned="2" office:value-type="string">
            <text:p text:style-name="P42">Procedemento:</text:p>
          </table:table-cell>
          <table:covered-table-cell/>
        </table:table-row>
        <table:table-row table:style-name="Tabla1.3">
          <table:table-cell table:style-name="Tabla1.A2" office:value-type="string">
            <text:p text:style-name="P7"/>
            <text:list xml:id="list1204934562" text:style-name="L1">
              <text:list-item>
                <text:p text:style-name="P61">Equipo de prácticas e monitor. </text:p>
              </text:list-item>
              <text:list-item>
                <text:p text:style-name="P61">Manual da placa base. </text:p>
              </text:list-item>
              <text:list-item>
                <text:p text:style-name="P80">Manta antiestática. </text:p>
              </text:list-item>
              <text:list-item>
                <text:p text:style-name="P80">Pulseiras antiestáticas. </text:p>
              </text:list-item>
              <text:list-item>
                <text:p text:style-name="P84">Polímetro. </text:p>
                <text:p text:style-name="P86"/>
              </text:list-item>
            </text:list>
          </table:table-cell>
          <table:table-cell table:style-name="Tabla1.A2" table:number-columns-spanned="2" office:value-type="string">
            <text:list xml:id="list4122647178" text:style-name="L2">
              <text:list-item>
                <text:p text:style-name="P66">Cumprir as normas de seguridade no taller e ante calquera dúbida consulta co docente. </text:p>
              </text:list-item>
              <text:list-item>
                <text:p text:style-name="P74">Montar o equipo de prácticas no posto de traballo.</text:p>
              </text:list-item>
              <text:list-item>
                <text:p text:style-name="P74">Acender o equipo e acceder a bios <text:s/>(tecla suprimir) </text:p>
              </text:list-item>
            </text:list>
          </table:table-cell>
          <table:covered-table-cell/>
        </table:table-row>
        <table:table-row table:style-name="Tabla1.4">
          <table:table-cell table:style-name="Tabla1.A4" table:number-columns-spanned="3" office:value-type="string">
            <text:p text:style-name="P43"><text:span text:style-name="T51">A.1) </text:span>Sección de MAIN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2185608454" text:style-name="L3">
              <text:list-item>
                <text:p text:style-name="P67">Cantos conectores SATA ten a placa?</text:p>
              </text:list-item>
            </text:list>
          </table:table-cell>
          <table:covered-table-cell/>
          <table:table-cell table:style-name="Tabla1.C5" office:value-type="float" office:value="4">
            <text:p text:style-name="P7">4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620236830" text:continue-numbering="true" text:style-name="L3">
              <text:list-item>
                <text:p text:style-name="P67">Cantos conectores IDE ten a placa?</text:p>
              </text:list-item>
            </text:list>
          </table:table-cell>
          <table:covered-table-cell/>
          <table:table-cell table:style-name="Tabla1.C5" office:value-type="float" office:value="2">
            <text:p text:style-name="P7">2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191594502" text:continue-numbering="true" text:style-name="L3">
              <text:list-item>
                <text:p text:style-name="P67">Cal é a hora e data da BIOS? É correcta?</text:p>
              </text:list-item>
            </text:list>
          </table:table-cell>
          <table:covered-table-cell/>
          <table:table-cell table:style-name="Tabla1.A2" office:value-type="string">
            <text:p text:style-name="P7"/>
            <text:p text:style-name="P7"/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6275695887" text:continue-numbering="true" text:style-name="L3">
              <text:list-item>
                <text:p text:style-name="P67"><text:span text:style-name="T25">No menú “SATA Configuration” </text:span>amosanos a configuración dos porto 1 ao 4 e do 5 ao 6. Porque sucede isto? <text:s/>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332709280" text:continue-numbering="true" text:style-name="L3">
              <text:list-item>
                <text:p text:style-name="P67">Coincide o número de conectores SATA (paso 1) cos que nos atopamos agora? Porque? </text:p>
              </text:list-item>
            </text:list>
          </table:table-cell>
          <table:covered-table-cell/>
          <table:table-cell table:style-name="Tabla1.A2" office:value-type="string">
            <text:p text:style-name="P7">Non os conectores SATA reales son do 1 ao 4 os conectores 5 ao 6 son conectores IDE. </text:p>
          </table:table-cell>
        </table:table-row>
        <table:table-row table:style-name="Tabla1.4">
          <table:table-cell table:style-name="Tabla1.A2" table:number-columns-spanned="2" office:value-type="string">
            <text:list xml:id="list101144743408647" text:continue-numbering="true" text:style-name="L3">
              <text:list-item>
                <text:p text:style-name="P67">Que diferencia hai entre os SATA do 1 ao 4 e do 5 ao 6?</text:p>
              </text:list-item>
            </text:list>
          </table:table-cell>
          <table:covered-table-cell/>
          <table:table-cell table:style-name="Tabla1.A2" office:value-type="string">
            <text:p text:style-name="P7"/>
            <text:p text:style-name="P7">OS sata 1 ao 4 son os conectores SATA os que se enumeran de 5 ao 6 realmente son os conectores IDE. </text:p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6650507738" text:continue-numbering="true" text:style-name="L3">
              <text:list-item>
                <text:p text:style-name="P67">Cales son as opcións de configuración de SATA 1 ao 4 ? </text:p>
              </text:list-item>
            </text:list>
          </table:table-cell>
          <table:covered-table-cell/>
          <table:table-cell table:style-name="Tabla1.A2" office:value-type="string">
            <text:p text:style-name="P7">RAID / IDE / AHCI</text:p>
          </table:table-cell>
        </table:table-row>
        <table:table-row table:style-name="Tabla1.4">
          <table:table-cell table:style-name="Tabla1.A2" table:number-columns-spanned="2" office:value-type="string">
            <text:list xml:id="list101144911244081" text:continue-numbering="true" text:style-name="L3">
              <text:list-item>
                <text:p text:style-name="P67">Cales son as opcións de configuración de SATA 5 ao 6 ?</text:p>
              </text:list-item>
            </text:list>
          </table:table-cell>
          <table:covered-table-cell/>
          <table:table-cell table:style-name="Tabla1.A2" office:value-type="string">
            <text:p text:style-name="P7">AHCI / IDE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763983721" text:continue-numbering="true" text:style-name="L3">
              <text:list-item>
                <text:p text:style-name="P126">No menú “System information” obtemos información do sistema. Completa a seguinte: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165662299" text:continue-numbering="true" text:style-name="L3">
              <text:list-item>
                <text:list>
                  <text:list-item>
                    <text:p text:style-name="P67">Versión da BIOS:</text:p>
                  </text:list-item>
                </text:list>
              </text:list-item>
            </text:list>
          </table:table-cell>
          <table:covered-table-cell/>
          <table:table-cell table:style-name="Tabla1.C5" office:value-type="float" office:value="802">
            <text:p text:style-name="P7">802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261194945" text:continue-numbering="true" text:style-name="L3">
              <text:list-item>
                <text:list>
                  <text:list-item>
                    <text:p text:style-name="P67">Data da versión da BIOS: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7">08/24/10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798931545" text:continue-numbering="true" text:style-name="L3">
              <text:list-item>
                <text:list>
                  <text:list-item>
                    <text:p text:style-name="P67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7">AMD Phenon (tm) <text:span text:style-name="T28">II x4 965 </text:span>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374322670" text:continue-numbering="true" text:style-name="L3">
              <text:list-item>
                <text:list>
                  <text:list-item>
                    <text:p text:style-name="P91">Velocidade do procesador: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17">3400Mhz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518829427" text:continue-numbering="true" text:style-name="L3">
              <text:list-item>
                <text:list>
                  <text:list-item>
                    <text:p text:style-name="P91">Memoria RAM instalada en MB:</text:p>
                  </text:list-item>
                </text:list>
              </text:list-item>
            </text:list>
          </table:table-cell>
          <table:covered-table-cell/>
          <table:table-cell table:style-name="Tabla1.C5" office:value-type="float" office:value="4096">
            <text:p text:style-name="P17">4096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059346090" text:continue-numbering="true" text:style-name="L3">
              <text:list-item>
                <text:p text:style-name="P91">No menú de<text:span text:style-name="T25"> MAIN cambia a hora e data da bios </text:span>pola seguinte: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6546074604" text:continue-numbering="true" text:style-name="L3">
              <text:list-item>
                <text:list>
                  <text:list-item>
                    <text:p text:style-name="P91">Hora: nºgrupo:00:00 (troca a hora polo nº do grupo)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21">
          <table:table-cell table:style-name="Tabla1.A2" table:number-columns-spanned="2" office:value-type="string">
            <text:list xml:id="list101145169419812" text:continue-numbering="true" text:style-name="L3">
              <text:list-item>
                <text:list>
                  <text:list-item>
                    <text:p text:style-name="P91">Data: troca o día polo número do grupo e o mes será marzo de 2022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6173395162" text:continue-numbering="true" text:style-name="L3">
              <text:list-item>
                <text:list>
                  <text:list-item>
                    <text:p text:style-name="P91">Reinicia o equipo e verifica que se gardou correctamente a hora ao entrar de novo na BIOS.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ext:soft-page-break/>
        <table:table-row table:style-name="Tabla1.4">
          <table:table-cell table:style-name="Tabla1.A2" table:number-columns-spanned="2" office:value-type="string">
            <text:list xml:id="list101144814556165" text:continue-numbering="true" text:style-name="L3">
              <text:list-item>
                <text:p text:style-name="P91">Apaga o equipo de maneira correcta e desenchufa da corrente.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6404594819" text:continue-numbering="true" text:style-name="L3">
              <text:list-item>
                <text:p text:style-name="P83">Coloca o equipo sobre a manta antiestática e conecta as diferentes pulseiras os membros do equipo.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4660632348" text:continue-numbering="true" text:style-name="L3">
              <text:list-item>
                <text:p text:style-name="P83">Retira a pila da BIOS da placa base con coidado e facendo lixeiramente panca. <text:span text:style-name="T25">Non poñas a pila aínda.</text:span>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496727477" text:continue-numbering="true" text:style-name="L3">
              <text:list-item>
                <text:list>
                  <text:list-item>
                    <text:p text:style-name="P83">Acende o equipo e explica o que sucede. Que aparece na pantalla? <text:span text:style-name="T29">[Saca unha fotografía e chámalle 01_nº grupo]</text:span>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7"/>
            <text:p text:style-name="P7"/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p text:style-name="P19"/>
            <text:p text:style-name="P19"/>
            <text:p text:style-name="P19"/>
            <text:p text:style-name="P19"/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537476734" text:continue-numbering="true" text:style-name="L3">
              <text:list-item>
                <text:list>
                  <text:list-item>
                    <text:p text:style-name="P83">Que tecla nos permite acceder a BIOS sen mudar os valores?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19">F1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067355312" text:continue-numbering="true" text:style-name="L3">
              <text:list-item>
                <text:list>
                  <text:list-item>
                    <text:p text:style-name="P83">Cal é agora a hora e data do sistema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19"/>
          </table:table-cell>
        </table:table-row>
        <table:table-row table:style-name="Tabla1.4">
          <table:table-cell table:style-name="Tabla1.A2" table:number-columns-spanned="2" office:value-type="string">
            <text:list xml:id="list101146085156151" text:continue-numbering="true" text:style-name="L3">
              <text:list-item>
                <text:list>
                  <text:list-item>
                    <text:p text:style-name="P83">Porque pasou o do paso anterior? 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7"/>
            <text:p text:style-name="P7"/>
            <text:p text:style-name="P19"/>
          </table:table-cell>
        </table:table-row>
        <table:table-row table:style-name="Tabla1.4">
          <table:table-cell table:style-name="Tabla1.A2" table:number-columns-spanned="2" office:value-type="string">
            <text:list xml:id="list101145784097567" text:continue-numbering="true" text:style-name="L3">
              <text:list-item>
                <text:list>
                  <text:list-item>
                    <text:p text:style-name="P83">Cambia a hora e a data da BIOS a data actual. Logo reinicia a BIOS <text:span text:style-name="T30">(control+alt+sup)</text:span> e verifica se <text:span text:style-name="T30">a hora gardouse correctamente. Porque pasa isto? </text:span></text:p>
                  </text:list-item>
                </text:list>
              </text:list-item>
            </text:list>
          </table:table-cell>
          <table:covered-table-cell/>
          <table:table-cell table:style-name="Tabla1.A2" office:value-type="string">
            <text:p text:style-name="P24">Si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785433026" text:continue-numbering="true" text:style-name="L3">
              <text:list-item>
                <text:list>
                  <text:list-item>
                    <text:p text:style-name="P85">Agora apaga o equipo e desenchúfao da corrente. Que hora temos na bios? Explica que pasou.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p text:style-name="P24"/>
            <text:p text:style-name="P24"/>
            <text:p text:style-name="P24"/>
          </table:table-cell>
          <table:covered-table-cell/>
          <table:table-cell table:style-name="Tabla1.C5">
            <text:p text:style-name="P24"/>
          </table:table-cell>
        </table:table-row>
        <table:table-row table:style-name="Tabla1.4">
          <table:table-cell table:style-name="Tabla1.A2" table:number-columns-spanned="2" office:value-type="string">
            <text:list xml:id="list101146769208815" text:continue-numbering="true" text:style-name="L3">
              <text:list-item>
                <text:p text:style-name="P85">Verifica a voltaxe da pila co polímetro. Cal é?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680663001" text:continue-numbering="true" text:style-name="L3">
              <text:list-item>
                <text:p text:style-name="P85">Apaga o equipo e desenchúfao da corrente. Coloca a pila na BIOS.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127495491" text:continue-numbering="true" text:style-name="L3">
              <text:list-item>
                <text:p text:style-name="P85">Acende o equipo e configura a hora e data da BIOS coa actual.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329611199" text:continue-numbering="true" text:style-name="L3">
              <text:list-item>
                <text:p text:style-name="P92">Apaga o equipo (desenchufa da corrente) e volta acendelo. Amosa correctamente a hora e a data ? 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4" table:number-columns-spanned="3" office:value-type="string">
            <text:p text:style-name="P129"><text:span text:style-name="T51">A.2) </text:span>Sección de <text:span text:style-name="T31">EXIT</text:span></text:p>
          </table:table-cell>
          <table:covered-table-cell/>
          <table:covered-table-cell/>
        </table:table-row>
        <table:table-row table:style-name="Tabla1.4">
          <table:table-cell table:style-name="Tabla1.A2" table:number-columns-spanned="2" office:value-type="string">
            <text:list xml:id="list101146417092963" text:continue-numbering="true" text:style-name="L3">
              <text:list-item>
                <text:p text:style-name="P92">Accede a sección EXIT e activa a opción <text:s/>“LOAD Setup Defaults”</text:p>
              </text:list-item>
            </text:list>
          </table:table-cell>
          <table:covered-table-cell/>
          <table:table-cell table:style-name="Tabla1.C5">
            <text:p text:style-name="P7"/>
          </table:table-cell>
        </table:table-row>
        <table:table-row table:style-name="Tabla1.4">
          <table:table-cell table:style-name="Tabla1.A2" table:number-columns-spanned="2" office:value-type="string">
            <text:list xml:id="list101145510243237" text:continue-numbering="true" text:style-name="L3">
              <text:list-item>
                <text:p text:style-name="P92">Provocou algún cambio na hora do sistema? </text:p>
              </text:list-item>
            </text:list>
          </table:table-cell>
          <table:covered-table-cell/>
          <table:table-cell table:style-name="Tabla1.A2" office:value-type="string">
            <text:p text:style-name="P25">Non</text:p>
          </table:table-cell>
        </table:table-row>
        <table:table-row table:style-name="Tabla1.4">
          <table:table-cell table:style-name="Tabla1.A2" table:number-columns-spanned="2" office:value-type="string">
            <text:list xml:id="list101146458500918" text:continue-numbering="true" text:style-name="L3">
              <text:list-item>
                <text:p text:style-name="P92">A opción <text:s/>de saír da BIOS gardando os cambios pódese realizar na BIOS pulsando a tecla?</text:p>
              </text:list-item>
            </text:list>
          </table:table-cell>
          <table:covered-table-cell/>
          <table:table-cell table:style-name="Tabla1.A2" office:value-type="string">
            <text:p text:style-name="P25">F10</text:p>
          </table:table-cell>
        </table:table-row>
        <table:table-row table:style-name="Tabla1.4">
          <table:table-cell table:style-name="Tabla1.A2" table:number-columns-spanned="2" office:value-type="string">
            <text:list xml:id="list101145315912555" text:continue-numbering="true" text:style-name="L3">
              <text:list-item>
                <text:p text:style-name="P92">A opción <text:s/>de saír da BIOS sen gardar os cambios pódese realizar na BIOS pulsando a tecla?</text:p>
              </text:list-item>
            </text:list>
          </table:table-cell>
          <table:covered-table-cell/>
          <table:table-cell table:style-name="Tabla1.A2" office:value-type="string">
            <text:p text:style-name="P25">ESC </text:p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517543857" text:continue-numbering="true" text:style-name="L3">
              <text:list-item>
                <text:p text:style-name="P92">A opción <text:s/>de saír da BIOS descartando os cambios pódese realizar na BIOS pulsando a tecla?</text:p>
              </text:list-item>
            </text:list>
          </table:table-cell>
          <table:covered-table-cell/>
          <table:table-cell table:style-name="Tabla1.A2" office:value-type="string">
            <text:p text:style-name="P25">F7</text:p>
          </table:table-cell>
        </table:table-row>
        <table:table-row table:style-name="Tabla1.4">
          <table:table-cell table:style-name="Tabla1.A4" table:number-columns-spanned="3" office:value-type="string">
            <text:p text:style-name="P129"><text:span text:style-name="T51">A.3) </text:span>Sección de <text:span text:style-name="T32">POWER</text:span></text:p>
          </table:table-cell>
          <table:covered-table-cell/>
          <table:covered-table-cell/>
        </table:table-row>
        <table:table-row table:style-name="Tabla1.45">
          <table:table-cell table:style-name="Tabla1.A2" table:number-columns-spanned="2" office:value-type="string">
            <text:p text:style-name="P26">O <text:span text:style-name="T25">ACPI</text:span><text:span text:style-name="T25"><text:note text:id="ftn1" text:note-class="footnote"><text:note-citation>1</text:note-citation><text:note-body><text:p text:style-name="P53"><text:s/>Fonte sobre ACPI: <text:a xlink:type="simple" xlink:href="https://www.intel.la/content/www/xl/es/support/articles/000006619/processors/intel-core-processors.html" text:style-name="Internet_20_link" text:visited-style-name="Visited_20_Internet_20_Link">https://www.intel.la/content/www/xl/es/support/articles/000006619/processors/intel-core-processors.html</text:a> </text:p></text:note-body></text:note></text:span> <text:span text:style-name="T32">danos </text:span>capacidade <text:span text:style-name="T32">de xestionar a enerxía cando o sistema atópase inactivo (suspensión). Cada nivel ou estado configura diferentes elementos, asi é que :</text:span></text:p>
            <text:list xml:id="list2225167311" text:style-name="L4">
              <text:list-item>
                <text:p text:style-name="P93">C0, é o nivel no que o equipo esta activo. </text:p>
              </text:list-item>
              <text:list-item>
                <text:p text:style-name="P93">C1, é o nivel no que o núcleo da CPU está apagado. Pero pódese activar de maneira case instantánea. </text:p>
              </text:list-item>
              <text:list-item>
                <text:p text:style-name="P93">C2, os reloxos do núcleo e da CPU están apagados. </text:p>
              </text:list-item>
              <text:list-item>
                <text:p text:style-name="P93">C3, <text:s/>coñécese como o nivel de suspensión profunda.</text:p>
              </text:list-item>
            </text:list>
            <text:p text:style-name="P26"/>
          </table:table-cell>
          <table:covered-table-cell/>
          <table:table-cell table:style-name="Tabla1.C5">
            <text:p text:style-name="P25"/>
          </table:table-cell>
        </table:table-row>
        <text:soft-page-break/>
        <table:table-row table:style-name="Tabla1.46">
          <table:table-cell table:style-name="Tabla1.A2" table:number-columns-spanned="2" office:value-type="string">
            <text:p text:style-name="P27">O <text:span text:style-name="T25">APM</text:span><text:span text:style-name="T25"><text:note text:id="ftn2" text:note-class="footnote"><text:note-citation>2</text:note-citation><text:note-body><text:p text:style-name="Footnote"><text:s/><text:span text:style-name="T33">Ligazón sobre APM en Wikipedia: </text:span><text:a xlink:type="simple" xlink:href="https://es.wikipedia.org/wiki/Advanced_Power_Management" text:style-name="Internet_20_link" text:visited-style-name="Visited_20_Internet_20_Link"><text:span text:style-name="T33">https://es.wikipedia.org/wiki/Advanced_Power_Management</text:span></text:a><text:span text:style-name="T33"> </text:span></text:p></text:note-body></text:note></text:span> (Advanced Power Management) é unha tecnoloxía previa a ACPI que permite que a BIOS administre a enerxía. </text:p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6662075368" text:continue-list="list101145517543857" text:style-name="L3">
              <text:list-item>
                <text:p text:style-name="P94">Entra na opción “<text:span text:style-name="T25">HW Monitor Configuration</text:span>” e valida que as voltaxes sexan correctas segundo o estandar ATX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4773673653" text:continue-numbering="true" text:style-name="L3">
              <text:list-item>
                <text:list>
                  <text:list-item>
                    <text:p text:style-name="P94">Cal é o valor do pin de 3,3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4946995834" text:continue-numbering="true" text:style-name="L3">
              <text:list-item>
                <text:list>
                  <text:list-item>
                    <text:p text:style-name="P94">Cal é o valor do pin de 5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685555507" text:continue-numbering="true" text:style-name="L3">
              <text:list-item>
                <text:list>
                  <text:list-item>
                    <text:p text:style-name="P94">Cal é o valor do pin de 12V ? Está dentro da marxe de erro? 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p text:style-name="P28"/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4662456394" text:continue-numbering="true" text:style-name="L3">
              <text:list-item>
                <text:p text:style-name="P94">Na opción “<text:span text:style-name="T25">HW Monitor Configuration</text:span>” obtén estas temperaturas: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949407263" text:continue-numbering="true" text:style-name="L3">
              <text:list-item>
                <text:list>
                  <text:list-item>
                    <text:p text:style-name="P94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257107546" text:continue-numbering="true" text:style-name="L3">
              <text:list-item>
                <text:list>
                  <text:list-item>
                    <text:p text:style-name="P94">Placa Base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209357925" text:continue-numbering="true" text:style-name="L3">
              <text:list-item>
                <text:p text:style-name="P94">Cal é a velocidade dos ventiladores: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182430878" text:continue-numbering="true" text:style-name="L3">
              <text:list-item>
                <text:list>
                  <text:list-item>
                    <text:p text:style-name="P94">CPU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4712858517" text:continue-numbering="true" text:style-name="L3">
              <text:list-item>
                <text:list>
                  <text:list-item>
                    <text:p text:style-name="P94">Ventilador da caixa:</text:p>
                  </text:list-item>
                </text:list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6446822313" text:continue-numbering="true" text:style-name="L3">
              <text:list-item>
                <text:p text:style-name="P94">Configura o ventilador para que comece a funcionar na temperatura máis baixa posible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5661999573" text:continue-numbering="true" text:style-name="L3">
              <text:list-item>
                <text:p text:style-name="P94">Configura o ventilador para que funcione<text:span text:style-name="T25"> a velocidade máxima</text:span> na temperatura máis baixa posible.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6500573464" text:continue-numbering="true" text:style-name="L3">
              <text:list-item>
                <text:p text:style-name="P94">Garda os cambios e reinicia o equipo. Revisa que os valores foron gardados de maneira correcta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2" table:number-columns-spanned="2" office:value-type="string">
            <text:list xml:id="list101146583412878" text:continue-numbering="true" text:style-name="L3">
              <text:list-item>
                <text:p text:style-name="P94">Restaura os valores quitando a pila da BIOS de maneira segura. </text:p>
              </text:list-item>
            </text:list>
          </table:table-cell>
          <table:covered-table-cell/>
          <table:table-cell table:style-name="Tabla1.C5">
            <text:p text:style-name="P25"/>
          </table:table-cell>
        </table:table-row>
        <table:table-row table:style-name="Tabla1.4">
          <table:table-cell table:style-name="Tabla1.A64" table:number-columns-spanned="2" office:value-type="string">
            <text:list xml:id="list101145834674099" text:continue-numbering="true" text:style-name="L3">
              <text:list-item>
                <text:p text:style-name="P94">Que nos aporta a opción “Anti Surgy Support” ? </text:p>
              </text:list-item>
            </text:list>
          </table:table-cell>
          <table:covered-table-cell/>
          <table:table-cell table:style-name="Tabla1.C64" office:value-type="string">
            <text:p text:style-name="P28">Filtra a entrada da corrente se existira un pico. </text:p>
          </table:table-cell>
        </table:table-row>
      </table:table>
      <text:p text:style-name="P54"/>
      <table:table table:name="Tabla2" table:style-name="Tabla2" table:template-name="Simple Grid Column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51"><text:span text:style-name="T30">B</text:span>) <text:span text:style-name="T34">OPCIÓN AVANZADO</text:span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8">MATERIAL:</text:p>
          </table:table-cell>
          <table:table-cell table:style-name="Tabla2.A2" table:number-columns-spanned="2" office:value-type="string">
            <text:p text:style-name="P12">Procedemento:</text:p>
          </table:table-cell>
          <table:covered-table-cell/>
        </table:table-row>
        <table:table-row table:style-name="Tabla2.3">
          <table:table-cell table:style-name="Tabla2.A2" office:value-type="string">
            <text:p text:style-name="P8"/>
            <text:list xml:id="list101145551662780" text:continue-list="list1204934562" text:style-name="L1">
              <text:list-item>
                <text:p text:style-name="P62">Equipo de prácticas e monitor. </text:p>
              </text:list-item>
              <text:list-item>
                <text:p text:style-name="P62">Manual da placa base. </text:p>
              </text:list-item>
            </text:list>
            <text:p text:style-name="P21"/>
            <text:list xml:id="list101146646295502" text:continue-numbering="true" text:style-name="L1">
              <text:list-header>
                <text:p text:style-name="P87"/>
              </text:list-header>
            </text:list>
          </table:table-cell>
          <table:table-cell table:style-name="Tabla2.A2" table:number-columns-spanned="2" office:value-type="string">
            <text:list xml:id="list2954157084" text:style-name="L5">
              <text:list-item>
                <text:p text:style-name="P68">Cumprir as normas de seguridade no taller e ante calquera dúbida consulta co docente. </text:p>
              </text:list-item>
              <text:list-item>
                <text:p text:style-name="P75">Montar o equipo de prácticas no posto de traballo.</text:p>
              </text:list-item>
              <text:list-item>
                <text:p text:style-name="P75">Acender o equipo e acceder a bios <text:s/>(tecla suprimir) </text:p>
              </text:list-item>
            </text:list>
          </table:table-cell>
          <table:covered-table-cell/>
        </table:table-row>
        <table:table-row table:style-name="Tabla2.4">
          <table:table-cell table:style-name="Tabla2.A4" table:number-columns-spanned="3" office:value-type="string">
            <text:p text:style-name="P128"><text:span text:style-name="T51">B.1) </text:span>Sección de <text:span text:style-name="T34">ADVANCED, jumperFreee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p text:style-name="P29">Nesta sección poderemos configurar o overclocking da CPU, GPU <text:s/>e PCIe. <text:span text:style-name="T25">Estas operacións son perigosas se se realizan sen un coñecemento profundo</text:span>. </text:p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944464611" text:style-name="L6">
              <text:list-item>
                <text:p text:style-name="P95">Entra na opción “CPU Overclocking” e por defecto debe configurarse co valor [AUTO], configura para que entre en modo [TEST MODE], logo de configuralo volta entrar na BIOS. Este opción permite facer unha proba do perfil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146486433556" text:continue-numbering="true" text:style-name="L6">
              <text:list-item>
                <text:p text:style-name="P95">Entra na opción “CPU Overclocking” e configura co valor “<text:span text:style-name="T25">Overclock Profile</text:span>”. Agora poderemos configurar unha % para incrementar o rendemento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146009036045" text:continue-numbering="true" text:style-name="L6">
              <text:list-item>
                <text:list>
                  <text:list-item>
                    <text:p text:style-name="P95">Acceder a opción “Overclock Options” e muda o valor por un 5%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145434704443" text:continue-numbering="true" text:style-name="L6">
              <text:list-item>
                <text:list>
                  <text:list-item>
                    <text:p text:style-name="P96">Garda os cambios e reinicia o equipo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ext:soft-page-break/>
        <table:table-row table:style-name="Tabla2.4">
          <table:table-cell table:style-name="Tabla2.A2" table:number-columns-spanned="2" office:value-type="string">
            <text:list xml:id="list101146022259984" text:continue-numbering="true" text:style-name="L6">
              <text:list-item>
                <text:list>
                  <text:list-item>
                    <text:p text:style-name="P96">Volta entrar na BIOS e configura cos valores iniciais. </text:p>
                  </text:list-item>
                </text:list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4" table:number-columns-spanned="3" office:value-type="string">
            <text:p text:style-name="P128"><text:span text:style-name="T51">B.2) </text:span>Sección de <text:span text:style-name="T34">ADVANCED, </text:span><text:span text:style-name="T35">CPU Configuration. </text:span></text:p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01146030457345" text:continue-numbering="true" text:style-name="L6">
              <text:list-item>
                <text:p text:style-name="P97">Nesta sección podemos consultar detalles máis concretos do procesador. Indica o valor dos seguintes parámetros: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146732010214" text:continue-numbering="true" text:style-name="L6">
              <text:list-item>
                <text:list>
                  <text:list-item>
                    <text:p text:style-name="P97">Tamaño da cache de nivel 3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>6 MB</text:p>
          </table:table-cell>
        </table:table-row>
        <table:table-row table:style-name="Tabla2.4">
          <table:table-cell table:style-name="Tabla2.A2" table:number-columns-spanned="2" office:value-type="string">
            <text:list xml:id="list101145316232955" text:continue-numbering="true" text:style-name="L6">
              <text:list-item>
                <text:list>
                  <text:list-item>
                    <text:p text:style-name="P97">Tamaño da cache de nivel 2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>2048 KB</text:p>
          </table:table-cell>
        </table:table-row>
        <table:table-row table:style-name="Tabla2.4">
          <table:table-cell table:style-name="Tabla2.A2" table:number-columns-spanned="2" office:value-type="string">
            <text:list xml:id="list101144917102902" text:continue-numbering="true" text:style-name="L6">
              <text:list-item>
                <text:list>
                  <text:list-item>
                    <text:p text:style-name="P97">Tamaño da cache de nivel 1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>512 KB</text:p>
          </table:table-cell>
        </table:table-row>
        <table:table-row table:style-name="Tabla2.4">
          <table:table-cell table:style-name="Tabla2.A2" table:number-columns-spanned="2" office:value-type="string">
            <text:list xml:id="list101145928582046" text:continue-numbering="true" text:style-name="L6">
              <text:list-item>
                <text:list>
                  <text:list-item>
                    <text:p text:style-name="P97">Frecuencia do procesador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>3400 Mhz</text:p>
          </table:table-cell>
        </table:table-row>
        <table:table-row table:style-name="Tabla2.4">
          <table:table-cell table:style-name="Tabla2.A2" table:number-columns-spanned="2" office:value-type="string">
            <text:list xml:id="list101145696993685" text:continue-numbering="true" text:style-name="L6">
              <text:list-item>
                <text:list>
                  <text:list-item>
                    <text:p text:style-name="P97">Marca e modelo do procesador:</text:p>
                  </text:list-item>
                </text:list>
              </text:list-item>
            </text:list>
          </table:table-cell>
          <table:covered-table-cell/>
          <table:table-cell table:style-name="Tabla2.A2" office:value-type="string">
            <text:p text:style-name="P30">AmD Phenon II X4 965 </text:p>
          </table:table-cell>
        </table:table-row>
        <table:table-row table:style-name="Tabla2.4">
          <table:table-cell table:style-name="Tabla2.A2" table:number-columns-spanned="2" office:value-type="string">
            <text:list xml:id="list101146390948133" text:continue-numbering="true" text:style-name="L6">
              <text:list-item>
                <text:p text:style-name="P97"><text:span text:style-name="T25">Revisa que a opción SECURE VIRTUAL MACHINE MODE , </text:span>atópase activada. 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4" table:number-columns-spanned="3" office:value-type="string">
            <text:list xml:id="list101145834061344" text:continue-numbering="true" text:style-name="L6">
              <text:list-item>
                <text:list>
                  <text:list-header>
                    <text:p text:style-name="P127"><text:span text:style-name="T51">B.3) </text:span>Sección de <text:span text:style-name="T34">ADVANCED, </text:span><text:span text:style-name="T36">Chipset.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a2.4">
          <table:table-cell table:style-name="Tabla2.A2" table:number-columns-spanned="2" office:value-type="string">
            <text:list xml:id="list101145422580974" text:continue-numbering="true" text:style-name="L6">
              <text:list-item>
                <text:p text:style-name="P97">O chipset de que tipo é?</text:p>
              </text:list-item>
            </text:list>
          </table:table-cell>
          <table:covered-table-cell/>
          <table:table-cell table:style-name="Tabla2.A2" office:value-type="string">
            <text:p text:style-name="P30">Norte -SUR</text:p>
          </table:table-cell>
        </table:table-row>
        <table:table-row table:style-name="Tabla2.4">
          <table:table-cell table:style-name="Tabla2.A2" table:number-columns-spanned="2" office:value-type="string">
            <text:list xml:id="list101146767386821" text:continue-numbering="true" text:style-name="L6">
              <text:list-item>
                <text:p text:style-name="P97">Incorpora a placa base un chip para a saída de vídeo?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list xml:id="list101145587393719" text:continue-numbering="true" text:style-name="L6">
              <text:list-item>
                <text:p text:style-name="P97">A placa permite ECC coa memoria RAM? </text:p>
              </text:list-item>
            </text:list>
          </table:table-cell>
          <table:covered-table-cell/>
          <table:table-cell table:style-name="Tabla2.C5">
            <text:p text:style-name="P18"/>
          </table:table-cell>
        </table:table-row>
        <table:table-row table:style-name="Tabla2.4">
          <table:table-cell table:style-name="Tabla2.A2" table:number-columns-spanned="2" office:value-type="string">
            <text:list xml:id="list101146751766370" text:continue-numbering="true" text:style-name="L6">
              <text:list-item>
                <text:p text:style-name="P97">Que é o ECC?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" table:number-columns-spanned="2" office:value-type="string">
            <text:p text:style-name="P18"/>
            <text:p text:style-name="P18"/>
          </table:table-cell>
          <table:covered-table-cell/>
          <table:table-cell table:style-name="Tabla2.C5">
            <text:p text:style-name="P8"/>
          </table:table-cell>
        </table:table-row>
        <table:table-row table:style-name="Tabla2.25">
          <table:table-cell table:style-name="Tabla2.A2" table:number-columns-spanned="2" office:value-type="string">
            <text:list xml:id="list101144914140251" text:continue-numbering="true" text:style-name="L6">
              <text:list-item>
                <text:p text:style-name="P98">Onde podes consultar a versión de USB da placa base?</text:p>
              </text:list-item>
            </text:list>
          </table:table-cell>
          <table:covered-table-cell/>
          <table:table-cell table:style-name="Tabla2.C5">
            <text:p text:style-name="P8"/>
          </table:table-cell>
        </table:table-row>
        <table:table-row table:style-name="Tabla2.4">
          <table:table-cell table:style-name="Tabla2.A26" table:number-columns-spanned="2" office:value-type="string">
            <text:list xml:id="list101144877873676" text:continue-numbering="true" text:style-name="L6">
              <text:list-item>
                <text:p text:style-name="P98">Cal é a versión de USB?</text:p>
              </text:list-item>
            </text:list>
          </table:table-cell>
          <table:covered-table-cell/>
          <table:table-cell table:style-name="Tabla2.C26">
            <text:p text:style-name="P8"/>
          </table:table-cell>
        </table:table-row>
      </table:table>
      <text:p text:style-name="P55"/>
      <table:table table:name="Tabla3" table:style-name="Tabla3" table:template-name="Simple Grid Columns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132"><text:span text:style-name="T37">C</text:span>) <text:span text:style-name="T37">Usuarios e claves na BIOS.</text:span>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9">MATERIAL:</text:p>
          </table:table-cell>
          <table:table-cell table:style-name="Tabla3.A2" table:number-columns-spanned="2" office:value-type="string">
            <text:p text:style-name="P13">Procedemento:</text:p>
          </table:table-cell>
          <table:covered-table-cell/>
        </table:table-row>
        <table:table-row table:style-name="Tabla3.3">
          <table:table-cell table:style-name="Tabla3.A2" office:value-type="string">
            <text:p text:style-name="P9"/>
            <text:list xml:id="list101146157306443" text:continue-list="list101146646295502" text:style-name="L1">
              <text:list-item>
                <text:p text:style-name="P63">Equipo de prácticas e monitor. </text:p>
              </text:list-item>
              <text:list-item>
                <text:p text:style-name="P63">Manual da placa base. </text:p>
              </text:list-item>
            </text:list>
            <text:p text:style-name="P22"/>
            <text:list xml:id="list101145417220641" text:continue-numbering="true" text:style-name="L1">
              <text:list-header>
                <text:p text:style-name="P88"/>
              </text:list-header>
            </text:list>
          </table:table-cell>
          <table:table-cell table:style-name="Tabla3.A2" table:number-columns-spanned="2" office:value-type="string">
            <text:list xml:id="list2145741219" text:style-name="L7">
              <text:list-item>
                <text:p text:style-name="P69">Cumprir as normas de seguridade no taller e ante calquera dúbida consulta co docente. </text:p>
              </text:list-item>
              <text:list-item>
                <text:p text:style-name="P76">Montar o equipo de prácticas no posto de traballo.</text:p>
              </text:list-item>
              <text:list-item>
                <text:p text:style-name="P76">Acender o equipo e acceder a bios <text:s/>(tecla suprimir) </text:p>
              </text:list-item>
            </text:list>
          </table:table-cell>
          <table:covered-table-cell/>
        </table:table-row>
        <table:table-row table:style-name="Tabla3.4">
          <table:table-cell table:style-name="Tabla3.A4" table:number-columns-spanned="3" office:value-type="string">
            <text:p text:style-name="P44"><text:span text:style-name="T51">C</text:span>.1) Sección de <text:span text:style-name="T37">BOOT</text:span><text:span text:style-name="T34">, </text:span><text:span text:style-name="T37">security</text:span></text:p>
          </table:table-cell>
          <table:covered-table-cell/>
          <table:covered-table-cell/>
        </table:table-row>
        <table:table-row table:style-name="Tabla3.4">
          <table:table-cell table:style-name="Tabla3.A2" table:number-columns-spanned="2" office:value-type="string">
            <text:list xml:id="list2349399506" text:style-name="L8">
              <text:list-item>
                <text:p text:style-name="P99">Esta BIOS permite ter dúas claves en función do ROL de acceso. Os roles son:</text:p>
                <text:list>
                  <text:list-item>
                    <text:p text:style-name="P99">Supervisor</text:p>
                  </text:list-item>
                  <text:list-item>
                    <text:p text:style-name="P99">Usuario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145356768829" text:continue-numbering="true" text:style-name="L8">
              <text:list-item>
                <text:p text:style-name="P102">Muda a<text:span text:style-name="T38">s</text:span> clave<text:span text:style-name="T38">s dos roles polas seguintes:</text:span></text:p>
                <text:list>
                  <text:list-item>
                    <text:p text:style-name="P99">Supervisor, clave “1234”</text:p>
                  </text:list-item>
                  <text:list-item>
                    <text:p text:style-name="P99">Usuario, clave “abcd”</text:p>
                    <text:p text:style-name="P130">Fíxate que agora tes unha opción que nos permite configurar o acceso do usuario (“user acces level”) e<text:span text:style-name="T43"> por defecto está configurado como FULL ACCESS</text:span>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146403967884" text:continue-numbering="true" text:style-name="L8">
              <text:list-item>
                <text:p text:style-name="P99"><text:span text:style-name="T42">Garda os cambios pulsando F10 e r</text:span>einicia o equipo e accede a BIOS coa clave <text:span text:style-name="T25">1234</text:span>. Podes acceder si? Que rol tes? </text:p>
              </text:list-item>
            </text:list>
          </table:table-cell>
          <table:covered-table-cell/>
          <table:table-cell table:style-name="Tabla3.A2" office:value-type="string">
            <text:p text:style-name="P36">Supervisor e podo mudar os parámetros. </text:p>
          </table:table-cell>
        </table:table-row>
        <table:table-row table:style-name="Tabla3.4">
          <table:table-cell table:style-name="Tabla3.A2" table:number-columns-spanned="2" office:value-type="string">
            <text:list xml:id="list101145866287600" text:continue-numbering="true" text:style-name="L8">
              <text:list-item>
                <text:p text:style-name="P102"><text:s/><text:span text:style-name="T38">Reinicia o equipo e accede a BIOS coa clave </text:span><text:span text:style-name="T27">abcd</text:span><text:span text:style-name="T38">. Podes acceder si? Que rol tes?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146709990765" text:continue-numbering="true" text:style-name="L8">
              <text:list-item>
                <text:p text:style-name="P99">Reinicia o equipo e accede a BIOS coa clave <text:span text:style-name="T25">1234</text:span>. <text:span text:style-name="T39">Por defecto configura para o rol de USUARIO os permisos de “ACCESO TOTAL”. Vamos a cambiar isto por </text:span>“<text:span text:style-name="T25">view only”</text:span> <text:span text:style-name="T39">así só poderá consultar os parámetros.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146577866897" text:continue-numbering="true" text:style-name="L8">
              <text:list-item>
                <text:list>
                  <text:list-item>
                    <text:p text:style-name="P103"><text:span text:style-name="T38">Reinicia o equipo e accede a BIOS coa clave abcd. </text:span><text:span text:style-name="T39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01144758597564" text:continue-numbering="true" text:style-name="L8">
              <text:list-item>
                <text:list>
                  <text:list-item>
                    <text:p text:style-name="P110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ext:soft-page-break/>
        <table:table-row table:style-name="Tabla3.4">
          <table:table-cell table:style-name="Tabla3.A2" table:number-columns-spanned="2" office:value-type="string">
            <text:list xml:id="list101145397470181" text:continue-numbering="true" text:style-name="L8">
              <text:list-item>
                <text:p text:style-name="P100">Reinicia o equipo e accede a BIOS coa clave <text:span text:style-name="T25">1234</text:span>. <text:span text:style-name="T39">Configura o nivel de acceso a “</text:span><text:span text:style-name="T26">LIMITED</text:span><text:span text:style-name="T39">”. </text:span></text:p>
              </text:list-item>
            </text:list>
          </table:table-cell>
          <table:covered-table-cell/>
          <table:table-cell table:style-name="Tabla3.C5">
            <text:p text:style-name="P9"/>
          </table:table-cell>
        </table:table-row>
        <table:table-row table:style-name="Tabla3.4">
          <table:table-cell table:style-name="Tabla3.A2" table:number-columns-spanned="2" office:value-type="string">
            <text:list xml:id="list101145755626758" text:continue-numbering="true" text:style-name="L8">
              <text:list-item>
                <text:list>
                  <text:list-item>
                    <text:p text:style-name="P103"><text:span text:style-name="T38">Reinicia o equipo e accede a BIOS coa clave abcd. </text:span><text:span text:style-name="T39">Agora podes mudar a hora do sistema? </text:span>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SI</text:p>
          </table:table-cell>
        </table:table-row>
        <table:table-row table:style-name="Tabla3.4">
          <table:table-cell table:style-name="Tabla3.A2" table:number-columns-spanned="2" office:value-type="string">
            <text:list xml:id="list101146284049434" text:continue-numbering="true" text:style-name="L8">
              <text:list-item>
                <text:list>
                  <text:list-item>
                    <text:p text:style-name="P110">Podes entrar na opción de seguridade das claves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01144785666436" text:continue-numbering="true" text:style-name="L8">
              <text:list-item>
                <text:list>
                  <text:list-item>
                    <text:p text:style-name="P110">Podes entrar na opción de cambiar a orde de arranque?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01145302711802" text:continue-numbering="true" text:style-name="L8">
              <text:list-item>
                <text:list>
                  <text:list-item>
                    <text:p text:style-name="P110">Podes entrar na opción <text:s/>de overclocking? </text:p>
                  </text:list-item>
                </text:list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01145558636009" text:continue-numbering="true" text:style-name="L8">
              <text:list-item>
                <text:p text:style-name="P100">Reinicia o equipo e accede a BIOS coa clave <text:span text:style-name="T25">1234</text:span>. <text:span text:style-name="T39">Configura o nivel de acceso a “</text:span><text:span text:style-name="T26">NO ACCESS</text:span><text:span text:style-name="T39">”. </text:span>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5865240852" text:continue-numbering="true" text:style-name="L8">
              <text:list-item>
                <text:list>
                  <text:list-item>
                    <text:p text:style-name="P110">Reinicia o equipo e accede a BIOS coa clave abcd. Agora podes mudar a hora do sistema?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5556147726" text:continue-numbering="true" text:style-name="L8">
              <text:list-item>
                <text:list>
                  <text:list-item>
                    <text:p text:style-name="P110">Explica coas túas palabras que pasou: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p text:style-name="P31"/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6039979811" text:continue-numbering="true" text:style-name="L8">
              <text:list-item>
                <text:p text:style-name="P100">Reinicia o equipo e <text:span text:style-name="T39">NON ACCEDAS</text:span> <text:span text:style-name="T39">A</text:span> BIOS, <text:span text:style-name="T39">o equipo pídeche algunha clave?</text:span></text:p>
              </text:list-item>
            </text:list>
          </table:table-cell>
          <table:covered-table-cell/>
          <table:table-cell table:style-name="Tabla3.A2" office:value-type="string">
            <text:p text:style-name="P31">NON</text:p>
          </table:table-cell>
        </table:table-row>
        <table:table-row table:style-name="Tabla3.4">
          <table:table-cell table:style-name="Tabla3.A2" table:number-columns-spanned="2" office:value-type="string">
            <text:list xml:id="list101145085619720" text:continue-numbering="true" text:style-name="L8">
              <text:list-item>
                <text:p text:style-name="P100">Reinicia o equipo e accede a BIOS coa clave <text:span text:style-name="T25">1234</text:span>. <text:span text:style-name="T39">Configura o nivel o parámetro </text:span><text:span text:style-name="T26">PASSWORD CHECK co valor de [ALWAYS]</text:span>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5911055430" text:continue-numbering="true" text:style-name="L8">
              <text:list-item>
                <text:p text:style-name="P101">Reinicia o equipo e <text:span text:style-name="T39">NON ACCEDAS</text:span> <text:span text:style-name="T39">A</text:span> BIOS, <text:span text:style-name="T39">o equipo pídeche algunha clave?</text:span></text:p>
              </text:list-item>
            </text:list>
          </table:table-cell>
          <table:covered-table-cell/>
          <table:table-cell table:style-name="Tabla3.A2" office:value-type="string">
            <text:p text:style-name="P32">SI</text:p>
          </table:table-cell>
        </table:table-row>
        <table:table-row table:style-name="Tabla3.4">
          <table:table-cell table:style-name="Tabla3.A2" table:number-columns-spanned="2" office:value-type="string">
            <text:list xml:id="list101146099954325" text:continue-numbering="true" text:style-name="L8">
              <text:list-item>
                <text:list>
                  <text:list-item>
                    <text:p text:style-name="P111">Introduce a clave “abcd” explica que acontece. 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p text:style-name="P32"/>
            <text:p text:style-name="P33"/>
            <text:p text:style-name="P33"/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6047002129" text:continue-numbering="true" text:style-name="L8">
              <text:list-item>
                <text:p text:style-name="P101">Reinicia o equipo e <text:span text:style-name="T39">NON ACCEDAS</text:span> <text:span text:style-name="T39">A</text:span> BIOS, <text:span text:style-name="T39">o equipo pídeche algunha clave?</text:span> </text:p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4">
          <table:table-cell table:style-name="Tabla3.A2" table:number-columns-spanned="2" office:value-type="string">
            <text:list xml:id="list101145364817662" text:continue-numbering="true" text:style-name="L8">
              <text:list-item>
                <text:list>
                  <text:list-item>
                    <text:p text:style-name="P111">Introduce a clave “1234” explica que acontece.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31"/>
          </table:table-cell>
        </table:table-row>
        <table:table-row table:style-name="Tabla3.28">
          <table:table-cell table:style-name="Tabla3.A28" table:number-columns-spanned="2" office:value-type="string">
            <text:p text:style-name="P32"/>
            <text:p text:style-name="P32"/>
          </table:table-cell>
          <table:covered-table-cell/>
          <table:table-cell table:style-name="Tabla3.C28">
            <text:p text:style-name="P31"/>
          </table:table-cell>
        </table:table-row>
      </table:table>
      <text:p text:style-name="P56"/>
      <table:table table:name="Tabla4" table:style-name="Tabla4" table:template-name="Simple Grid Columns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133"><text:span text:style-name="T40">D</text:span>) <text:span text:style-name="T40">RESTAURAR CLAVE DE USUARIO NA BIOS</text:span></text:p>
          </table:table-cell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0">MATERIAL:</text:p>
          </table:table-cell>
          <table:table-cell table:style-name="Tabla4.A2" table:number-columns-spanned="2" office:value-type="string">
            <text:p text:style-name="P14"><text:span text:style-name="T40">PROCEDEMENTO</text:span>:</text:p>
          </table:table-cell>
          <table:covered-table-cell/>
        </table:table-row>
        <table:table-row table:style-name="Tabla4.3">
          <table:table-cell table:style-name="Tabla4.A2" office:value-type="string">
            <text:p text:style-name="P10"/>
            <text:list xml:id="list101145572079439" text:continue-list="list101145417220641" text:style-name="L1">
              <text:list-item>
                <text:p text:style-name="P64">Equipo de prácticas e monitor. </text:p>
              </text:list-item>
              <text:list-item>
                <text:p text:style-name="P64">Manual da placa base. </text:p>
              </text:list-item>
            </text:list>
            <text:p text:style-name="P23"/>
            <text:list xml:id="list101146670454665" text:continue-numbering="true" text:style-name="L1">
              <text:list-header>
                <text:p text:style-name="P89"/>
              </text:list-header>
            </text:list>
          </table:table-cell>
          <table:table-cell table:style-name="Tabla4.A2" table:number-columns-spanned="2" office:value-type="string">
            <text:list xml:id="list441058773" text:style-name="L9">
              <text:list-item>
                <text:p text:style-name="P70">Cumprir as normas de seguridade no taller e ante calquera dúbida consulta co docente. </text:p>
              </text:list-item>
              <text:list-item>
                <text:p text:style-name="P77">Montar o equipo de prácticas no posto de traballo.</text:p>
              </text:list-item>
              <text:list-item>
                <text:p text:style-name="P77">Acender o equipo e acceder a bios <text:s/>(tecla suprimir) </text:p>
              </text:list-item>
            </text:list>
          </table:table-cell>
          <table:covered-table-cell/>
        </table:table-row>
        <table:table-row table:style-name="Tabla4.4">
          <table:table-cell table:style-name="Tabla4.A2" table:number-columns-spanned="3" office:value-type="string">
            <text:p text:style-name="P33">Restaurar a clave da BIOS dende a propia BIOS</text:p>
          </table:table-cell>
          <table:covered-table-cell/>
          <table:covered-table-cell/>
        </table:table-row>
        <table:table-row table:style-name="Tabla4.4">
          <table:table-cell table:style-name="Tabla4.A2" table:number-columns-spanned="2" office:value-type="string">
            <text:list xml:id="list456561797" text:style-name="L10">
              <text:list-item>
                <text:p text:style-name="P112">A clave da BIOS pódese restaurar dende a propia BIOS, para elo só temos que acceder a opción de seguridade e introducir un clave baleira “” . <text:span text:style-name="T42">Preparamos o entorno da proba ter as claves de:</text:span></text:p>
                <text:list>
                  <text:list-item>
                    <text:p text:style-name="P112">Supervisor, clave “”</text:p>
                  </text:list-item>
                  <text:list-item>
                    <text:p text:style-name="P112">Usuario, clave “”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5110238181" text:continue-numbering="true" text:style-name="L10">
              <text:list-item>
                <text:p text:style-name="P113">Reinicia o equipo e accede a BIOS, pídeseche algunha clave? </text:p>
              </text:list-item>
            </text:list>
          </table:table-cell>
          <table:covered-table-cell/>
          <table:table-cell table:style-name="Tabla4.A2" office:value-type="string">
            <text:p text:style-name="P35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01145156238053" text:continue-numbering="true" text:style-name="L10">
              <text:list-item>
                <text:p text:style-name="P104">Muda a<text:span text:style-name="T38">s</text:span> clave<text:span text:style-name="T38">s dos roles polas seguintes:</text:span></text:p>
                <text:list>
                  <text:list-item>
                    <text:p text:style-name="P104"><text:span text:style-name="T38">Supervisor, clave “</text:span><text:span text:style-name="T44">admin</text:span><text:span text:style-name="T38">” </text:span></text:p>
                  </text:list-item>
                  <text:list-item>
                    <text:p text:style-name="P105"><text:span text:style-name="T38">Usuario, clave “</text:span><text:span text:style-name="T44">paco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6427624531" text:continue-numbering="true" text:style-name="L10">
              <text:list-item>
                <text:list>
                  <text:list-item>
                    <text:p text:style-name="P113"><text:span text:style-name="T42">F10 para gardar os cambios e r</text:span>einicia o equipo e accede a BIOS, e accede coa clave de supervisor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6737413586" text:continue-numbering="true" text:style-name="L10">
              <text:list-item>
                <text:list>
                  <text:list-item>
                    <text:p text:style-name="P114">Entra na BIOS co usuario de administració<text:span text:style-name="T44">n e accede a opción de seguridade. Logo tes que activar a opción para limpar a clave de usuario (</text:span><text:span text:style-name="T45">Clear User password</text:span><text:span text:style-name="T44">). Pulsa F10 </text:span><text:soft-page-break/><text:span text:style-name="T44">para gardar os cambios e volta acceder a BIOS. Pidenos algunha clave? Poderas acceder coa clave de “paco” ? </text:span>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7">Solicita clave pero a xa non é valida a clave de usuario (paco). </text:p>
          </table:table-cell>
        </table:table-row>
        <table:table-row table:style-name="Tabla4.4">
          <table:table-cell table:style-name="Tabla4.A2" table:number-columns-spanned="2" office:value-type="string">
            <text:list xml:id="list101145160442761" text:continue-numbering="true" text:style-name="L10">
              <text:list-item>
                <text:list>
                  <text:list-item>
                    <text:p text:style-name="P115">Cal é o numero máximo de intentos de acceso dunha clave incorrecta na BIOS? </text:p>
                  </text:list-item>
                </text:list>
              </text:list-item>
            </text:list>
          </table:table-cell>
          <table:covered-table-cell/>
          <table:table-cell table:style-name="Tabla4.C5" office:value-type="float" office:value="3">
            <text:p text:style-name="P38">3</text:p>
          </table:table-cell>
        </table:table-row>
        <table:table-row table:style-name="Tabla4.4">
          <table:table-cell table:style-name="Tabla4.A2" table:number-columns-spanned="2" office:value-type="string">
            <text:list xml:id="list101145721608677" text:continue-numbering="true" text:style-name="L10">
              <text:list-item>
                <text:p text:style-name="P106">Muda a<text:span text:style-name="T38">s</text:span> clave<text:span text:style-name="T38">s dos roles polas seguintes </text:span><text:span text:style-name="T46">e garda os cambios.</text:span><text:span text:style-name="T38">:</text:span></text:p>
                <text:list>
                  <text:list-item>
                    <text:p text:style-name="P106"><text:span text:style-name="T38">Supervisor, clave “</text:span><text:span text:style-name="T46">xefe</text:span><text:span text:style-name="T38">” </text:span></text:p>
                  </text:list-item>
                  <text:list-item>
                    <text:p text:style-name="P106"><text:span text:style-name="T38">Usuario, clave “</text:span><text:span text:style-name="T46">pepe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5214131375" text:continue-numbering="true" text:style-name="L10">
              <text:list-item>
                <text:list>
                  <text:list-item>
                    <text:p text:style-name="P115">Accede a BIOS como administrador e muda a clave de acceso do usuario por cadea baleira “”. <text:s/>F10 e volta acceder a BIOS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6760783789" text:continue-numbering="true" text:style-name="L10">
              <text:list-item>
                <text:list>
                  <text:list-item>
                    <text:p text:style-name="P115">Ao acceder a BIOS pídenos unha clave e indicaremos a clave “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01145890705294" text:continue-numbering="true" text:style-name="L10">
              <text:list-item>
                <text:p text:style-name="P106">Muda a<text:span text:style-name="T38">s</text:span> clave<text:span text:style-name="T38">s dos roles polas seguintes </text:span><text:span text:style-name="T46">e garda os cambios.</text:span><text:span text:style-name="T38">:</text:span></text:p>
                <text:list>
                  <text:list-item>
                    <text:p text:style-name="P106"><text:span text:style-name="T38">Supervisor, clave “</text:span><text:span text:style-name="T46">dire</text:span><text:span text:style-name="T38">” </text:span></text:p>
                  </text:list-item>
                  <text:list-item>
                    <text:p text:style-name="P106"><text:span text:style-name="T38">Usuario, clave “</text:span><text:span text:style-name="T46">user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5104993803" text:continue-numbering="true" text:style-name="L10">
              <text:list-item>
                <text:list>
                  <text:list-item>
                    <text:p text:style-name="P115">Accede a BIOS como administrador e muda a clave de acceso do administrador por cadea baleira “”.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2" table:number-columns-spanned="2" office:value-type="string">
            <text:list xml:id="list101145830527301" text:continue-numbering="true" text:style-name="L10">
              <text:list-item>
                <text:list>
                  <text:list-item>
                    <text:p text:style-name="P115">Ao acceder a BIOS pídenos unha clave e indicaremos a clave “user”. Poderás cambiar a hora do sistema? 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01145881003479" text:continue-numbering="true" text:style-name="L10">
              <text:list-item>
                <text:list>
                  <text:list-item>
                    <text:p text:style-name="P115">Reinicia o equipo e volta acceder a BIOS pero agora indica a clave “”. <text:s/>Podes acceder a BIOS?</text:p>
                  </text:list-item>
                </text:list>
              </text:list-item>
            </text:list>
          </table:table-cell>
          <table:covered-table-cell/>
          <table:table-cell table:style-name="Tabla4.A2" office:value-type="string">
            <text:p text:style-name="P38">Non</text:p>
          </table:table-cell>
        </table:table-row>
        <table:table-row table:style-name="Tabla4.4">
          <table:table-cell table:style-name="Tabla4.A2" table:number-columns-spanned="2" office:value-type="string">
            <text:list xml:id="list101146052515628" text:continue-numbering="true" text:style-name="L10">
              <text:list-item>
                <text:list>
                  <text:list-item>
                    <text:p text:style-name="P115">Que podemos facer agora para restaurar as claves da BIOS? Consulta o manual da placa base. </text:p>
                  </text:list-item>
                </text:list>
              </text:list-item>
            </text:list>
          </table:table-cell>
          <table:covered-table-cell/>
          <table:table-cell table:style-name="Tabla4.C5">
            <text:p text:style-name="P10"/>
          </table:table-cell>
        </table:table-row>
        <table:table-row table:style-name="Tabla4.4">
          <table:table-cell table:style-name="Tabla4.A19" table:number-columns-spanned="2" office:value-type="string">
            <text:p text:style-name="P33"/>
            <text:p text:style-name="P33"/>
            <text:p text:style-name="P33"/>
          </table:table-cell>
          <table:covered-table-cell/>
          <table:table-cell table:style-name="Tabla4.C19">
            <text:p text:style-name="P10"/>
          </table:table-cell>
        </table:table-row>
      </table:table>
      <text:p text:style-name="P58"/>
      <table:table table:name="Tabla5" table:style-name="Tabla5" table:template-name="Simple Grid Columns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134"><text:span text:style-name="T47">E</text:span>) <text:span text:style-name="T40">RESTAURAR CLAVE DE USUARIO NA BIOS </text:span><text:span text:style-name="T47">QUITANDO A PILA</text:span></text:p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1">MATERIAL:</text:p>
          </table:table-cell>
          <table:table-cell table:style-name="Tabla5.A2" table:number-columns-spanned="2" office:value-type="string">
            <text:p text:style-name="P15"><text:span text:style-name="T40">PROCEDEMENTO</text:span>:</text:p>
          </table:table-cell>
          <table:covered-table-cell/>
        </table:table-row>
        <table:table-row table:style-name="Tabla5.3">
          <table:table-cell table:style-name="Tabla5.A2" office:value-type="string">
            <text:p text:style-name="P11"/>
            <text:list xml:id="list101146796414236" text:continue-list="list101146670454665" text:style-name="L1">
              <text:list-item>
                <text:p text:style-name="P65">Equipo de prácticas e monitor. </text:p>
              </text:list-item>
              <text:list-item>
                <text:p text:style-name="P65">Manual da placa base. </text:p>
              </text:list-item>
              <text:list-item>
                <text:p text:style-name="P81">Manta antiestática. </text:p>
              </text:list-item>
              <text:list-item>
                <text:p text:style-name="P81">Pulseiras antiestáticas. </text:p>
              </text:list-item>
            </text:list>
            <text:p text:style-name="P20"/>
            <text:list xml:id="list101146045010227" text:continue-numbering="true" text:style-name="L1">
              <text:list-header>
                <text:p text:style-name="P90"/>
              </text:list-header>
            </text:list>
          </table:table-cell>
          <table:table-cell table:style-name="Tabla5.A2" table:number-columns-spanned="2" office:value-type="string">
            <text:list xml:id="list1882170402" text:style-name="L11">
              <text:list-item>
                <text:p text:style-name="P116">Previamente realizaches o apartado D) </text:p>
              </text:list-item>
              <text:list-item>
                <text:p text:style-name="P71">Cumprir as normas de seguridade no taller e ante calquera dúbida consulta co docente. </text:p>
              </text:list-item>
              <text:list-item>
                <text:p text:style-name="P78">Montar o equipo de prácticas no posto de traballo <text:span text:style-name="T47">sobre a alfombra antiestática. </text:span></text:p>
              </text:list-item>
              <text:list-item>
                <text:p text:style-name="P120">Desenchufa o equipo da corrente eléctrica. </text:p>
              </text:list-item>
              <text:list-item>
                <text:p text:style-name="P120">Enchufa as pulseiras antiestáticas a terra e colocas no pulso. </text:p>
              </text:list-item>
              <text:list-item>
                <text:p text:style-name="P120">Abre a tapa do equipo e localiza a batería. </text:p>
              </text:list-item>
              <text:list-item>
                <text:p text:style-name="P120">Quita a pila da BIOS e agarda 30 segundos. Pasado ese tempo volta colocala na mesma posición. </text:p>
              </text:list-item>
              <text:list-item>
                <text:p text:style-name="P120">Cerra o equipo coa tapa.</text:p>
              </text:list-item>
              <text:list-item>
                <text:p text:style-name="P78">Acender o equipo e <text:span text:style-name="T47">entra</text:span> a <text:span text:style-name="T47">BIOS</text:span> <text:s/>(tecla suprimir) </text:p>
              </text:list-item>
            </text:list>
          </table:table-cell>
          <table:covered-table-cell/>
        </table:table-row>
        <table:table-row table:style-name="Tabla5.4">
          <table:table-cell table:style-name="Tabla5.A2" table:number-columns-spanned="3" office:value-type="string">
            <text:p text:style-name="P34">Restaurar a clave da BIOS <text:span text:style-name="T47">retirando a pila. </text:span></text:p>
          </table:table-cell>
          <table:covered-table-cell/>
          <table:covered-table-cell/>
        </table:table-row>
        <table:table-row table:style-name="Tabla5.4">
          <table:table-cell table:style-name="Tabla5.A2" table:number-columns-spanned="2" office:value-type="string">
            <text:list xml:id="list1509125218" text:style-name="L12">
              <text:list-item>
                <text:p text:style-name="P117">Aplica o protocolo indicando no apartado anterior. </text:p>
              </text:list-item>
            </text:list>
          </table:table-cell>
          <table:covered-table-cell/>
          <table:table-cell table:style-name="Tabla5.C5">
            <text:p text:style-name="P11"/>
          </table:table-cell>
        </table:table-row>
        <table:table-row table:style-name="Tabla5.4">
          <table:table-cell table:style-name="Tabla5.A2" table:number-columns-spanned="2" office:value-type="string">
            <text:list xml:id="list101145287083086" text:continue-numbering="true" text:style-name="L12">
              <text:list-item>
                <text:p text:style-name="P107">Muda a<text:span text:style-name="T38">s</text:span> clave<text:span text:style-name="T38">s dos roles polas seguintes:</text:span></text:p>
                <text:list>
                  <text:list-item>
                    <text:p text:style-name="P107"><text:span text:style-name="T38">Supervisor, clave “</text:span><text:span text:style-name="T44">admin</text:span><text:span text:style-name="T38">” </text:span></text:p>
                  </text:list-item>
                  <text:list-item>
                    <text:p text:style-name="P107"><text:span text:style-name="T38">Usuario, clave “</text:span><text:span text:style-name="T44">paco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5.C5">
            <text:p text:style-name="P11"/>
          </table:table-cell>
        </table:table-row>
        <table:table-row table:style-name="Tabla5.4">
          <table:table-cell table:style-name="Tabla5.A7" table:number-columns-spanned="2" office:value-type="string">
            <text:list xml:id="list101146719042855" text:continue-numbering="true" text:style-name="L12">
              <text:list-item>
                <text:p text:style-name="P117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5.C7">
            <text:p text:style-name="P11"/>
          </table:table-cell>
        </table:table-row>
      </table:table>
      <text:p text:style-name="P57"/>
      <text:p text:style-name="P57"/>
      <text:p text:style-name="P57"/>
      <table:table table:name="Tabla6" table:style-name="Tabla6" table:template-name="Simple Grid Columns">
        <table:table-column table:style-name="Tabla6.A"/>
        <table:table-column table:style-name="Tabla6.B"/>
        <table:table-column table:style-name="Tabla6.C"/>
        <text:soft-page-break/>
        <table:table-row table:style-name="Tabla6.1">
          <table:table-cell table:style-name="Tabla6.A1" table:number-columns-spanned="3" office:value-type="string">
            <text:p text:style-name="P15"><text:span text:style-name="T21">F</text:span><text:span text:style-name="T20">) </text:span><text:span text:style-name="T22">RESTAURAR CLAVE DE USUARIO </text:span><text:span text:style-name="T21">COS JUMPERS DA PLACA BASE</text:span><text:span text:style-name="T47"> </text:span></text:p>
          </table:table-cell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11">MATERIAL:</text:p>
          </table:table-cell>
          <table:table-cell table:style-name="Tabla6.A2" table:number-columns-spanned="2" office:value-type="string">
            <text:p text:style-name="P15"><text:span text:style-name="T40">PROCEDEMENTO</text:span>:</text:p>
          </table:table-cell>
          <table:covered-table-cell/>
        </table:table-row>
        <table:table-row table:style-name="Tabla6.3">
          <table:table-cell table:style-name="Tabla6.A2" office:value-type="string">
            <text:p text:style-name="P11"/>
            <text:list xml:id="list101146134704478" text:continue-list="list101146045010227" text:style-name="L1">
              <text:list-item>
                <text:p text:style-name="P65">Equipo de prácticas e monitor. </text:p>
              </text:list-item>
              <text:list-item>
                <text:p text:style-name="P65">Manual da placa base. </text:p>
              </text:list-item>
              <text:list-item>
                <text:p text:style-name="P82">Manta antiestática. </text:p>
              </text:list-item>
              <text:list-item>
                <text:p text:style-name="P82">Pulseiras antiestáticas. </text:p>
              </text:list-item>
            </text:list>
            <text:p text:style-name="P20"/>
            <text:list xml:id="list101146511921255" text:continue-numbering="true" text:style-name="L1">
              <text:list-header>
                <text:p text:style-name="P90"/>
              </text:list-header>
            </text:list>
          </table:table-cell>
          <table:table-cell table:style-name="Tabla6.A2" table:number-columns-spanned="2" office:value-type="string">
            <text:list xml:id="list2095117173" text:style-name="L13">
              <text:list-item>
                <text:p text:style-name="P118">Consulta o manual da placa base na páxina 28 (sección 1-19 Clear RTC RAM (CLRTC)) </text:p>
              </text:list-item>
              <text:list-item>
                <text:p text:style-name="P72">Cumprir as normas de seguridade no taller e ante calquera dúbida consulta co docente. </text:p>
              </text:list-item>
              <text:list-item>
                <text:p text:style-name="P79">Montar o equipo de prácticas no posto de traballo <text:span text:style-name="T47">sobre a alfombra antiestática. </text:span></text:p>
              </text:list-item>
              <text:list-item>
                <text:p text:style-name="P121">Encende o equipo e configura <text:span text:style-name="T37"><text:s/>a</text:span><text:span text:style-name="T38">s</text:span><text:span text:style-name="T37"> clave</text:span><text:span text:style-name="T38">s dos roles </text:span>cos seguintes valores:<text:span text:style-name="T38"> </text:span></text:p>
                <text:list>
                  <text:list-item>
                    <text:p text:style-name="P108"><text:span text:style-name="T38">Supervisor, clave “</text:span><text:span text:style-name="T47">grande</text:span><text:span text:style-name="T38">” </text:span></text:p>
                  </text:list-item>
                  <text:list-item>
                    <text:p text:style-name="P108"><text:span text:style-name="T38">Usuario, clave “</text:span><text:span text:style-name="T47">peque</text:span><text:span text:style-name="T38">”</text:span><text:span text:style-name="T41">e con acceso de consulta.</text:span></text:p>
                  </text:list-item>
                </text:list>
              </text:list-item>
              <text:list-item>
                <text:p text:style-name="P122">Garda os cambios (F10)</text:p>
              </text:list-item>
              <text:list-item>
                <text:p text:style-name="P121"><text:span text:style-name="T48">Apaga e d</text:span>esenchufa o equipo da corrente eléctrica. </text:p>
              </text:list-item>
              <text:list-item>
                <text:p text:style-name="P121">Enchufa as pulseiras antiestáticas a terra e colocas no pulso. </text:p>
              </text:list-item>
              <text:list-item>
                <text:p text:style-name="P121">Abre a tapa do equipo e localiza <text:span text:style-name="T48">os pins para facer un “CLEAR CMOS”. Coloca o jumper na posición de limpeza e agarda entre 5 e 10 segundos.</text:span></text:p>
              </text:list-item>
              <text:list-item>
                <text:p text:style-name="P123">Volta a configurar os pins na posición inicial. <text:span text:style-name="T49">Cerra o equipo e xa podes encender o equipo e verificar se temos a clave reseteada. </text:span></text:p>
              </text:list-item>
            </text:list>
          </table:table-cell>
          <table:covered-table-cell/>
        </table:table-row>
        <table:table-row table:style-name="Tabla6.4">
          <table:table-cell table:style-name="Tabla6.A2" table:number-columns-spanned="3" office:value-type="string">
            <text:p text:style-name="P34">Restaurar a clave da BIOS <text:span text:style-name="T49">configurando o JUMPER</text:span></text:p>
          </table:table-cell>
          <table:covered-table-cell/>
          <table:covered-table-cell/>
        </table:table-row>
        <table:table-row table:style-name="Tabla6.4">
          <table:table-cell table:style-name="Tabla6.A2" table:number-columns-spanned="2" office:value-type="string">
            <text:list xml:id="list3367001876" text:style-name="L14">
              <text:list-item>
                <text:p text:style-name="P119">Aplica o protocolo indicando no apartado anterior. </text:p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144847599282" text:continue-numbering="true" text:style-name="L14">
              <text:list-item>
                <text:p text:style-name="P109">Muda a<text:span text:style-name="T38">s</text:span> clave<text:span text:style-name="T38">s dos roles polas seguintes:</text:span></text:p>
                <text:list>
                  <text:list-item>
                    <text:p text:style-name="P109"><text:span text:style-name="T38">Supervisor, clave “</text:span><text:span text:style-name="T49">boss</text:span><text:span text:style-name="T38">” </text:span></text:p>
                  </text:list-item>
                  <text:list-item>
                    <text:p text:style-name="P109"><text:span text:style-name="T38">Usuario, clave “</text:span><text:span text:style-name="T49">emp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144847291093" text:continue-numbering="true" text:style-name="L14">
              <text:list-item>
                <text:p text:style-name="P119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2" table:number-columns-spanned="2" office:value-type="string">
            <text:list xml:id="list101146111796516" text:continue-numbering="true" text:style-name="L14">
              <text:list-item>
                <text:p text:style-name="P109">Muda a<text:span text:style-name="T38">s</text:span> clave<text:span text:style-name="T38">s dos roles polas seguintes:</text:span></text:p>
                <text:list>
                  <text:list-item>
                    <text:p text:style-name="P109"><text:span text:style-name="T38">Supervisor, clave “</text:span><text:span text:style-name="T49">pedro</text:span><text:span text:style-name="T38">” </text:span></text:p>
                  </text:list-item>
                  <text:list-item>
                    <text:p text:style-name="P109"><text:span text:style-name="T38">Usuario, clave “</text:span><text:span text:style-name="T49">felix</text:span><text:span text:style-name="T38">”</text:span><text:span text:style-name="T41">e con acceso de consulta.</text:span></text:p>
                  </text:list-item>
                </text:list>
              </text:list-item>
            </text:list>
          </table:table-cell>
          <table:covered-table-cell/>
          <table:table-cell table:style-name="Tabla6.C5">
            <text:p text:style-name="P11"/>
          </table:table-cell>
        </table:table-row>
        <table:table-row table:style-name="Tabla6.4">
          <table:table-cell table:style-name="Tabla6.A9" table:number-columns-spanned="2" office:value-type="string">
            <text:list xml:id="list101145372623311" text:continue-numbering="true" text:style-name="L14">
              <text:list-item>
                <text:p text:style-name="P119">Aplica o protocolo indicado neste apartado para resetear a BIOS e verifica que o cambio logrouse. </text:p>
              </text:list-item>
            </text:list>
          </table:table-cell>
          <table:covered-table-cell/>
          <table:table-cell table:style-name="Tabla6.C9">
            <text:p text:style-name="P11"/>
          </table:table-cell>
        </table:table-row>
      </table:table>
      <text:p text:style-name="P59"/>
      <table:table table:name="Tabla7" table:style-name="Tabla7" table:template-name="Simple Grid Columns">
        <table:table-column table:style-name="Tabla7.A"/>
        <table:table-row table:style-name="Tabla7.1">
          <table:table-cell table:style-name="Tabla7.A1" office:value-type="string">
            <text:p text:style-name="P131"><text:span text:style-name="T50">G</text:span>) <text:span text:style-name="T50">OBTER INFORMACIÓN DO DISCO.</text:span></text:p>
          </table:table-cell>
        </table:table-row>
        <table:table-row table:style-name="Tabla7.2">
          <table:table-cell table:style-name="Tabla7.A2" office:value-type="string">
            <text:p text:style-name="P39">Nesta sección tes que describir que procedemento seguirías para obter a información do disco dende a BIOS. Pídese que logres os seguintes datos:</text:p>
            <text:list xml:id="list3228072970" text:style-name="L15">
              <text:list-item>
                <text:p text:style-name="P124">Vendedor:</text:p>
              </text:list-item>
              <text:list-item>
                <text:p text:style-name="P124">Tamaño do disco: </text:p>
              </text:list-item>
              <text:list-item>
                <text:p text:style-name="P124">Soporte de SMART:</text:p>
              </text:list-item>
            </text:list>
          </table:table-cell>
        </table:table-row>
        <table:table-row table:style-name="Tabla7.2">
          <table:table-cell table:style-name="Tabla7.A2" office:value-type="string">
            <text:p text:style-name="P45">Describe o procedemento:</text:p>
          </table:table-cell>
        </table:table-row>
        <table:table-row table:style-name="Tabla7.2">
          <table:table-cell table:style-name="Tabla7.A4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60"/>
      <text:p text:style-name="P60"/>
      <table:table table:name="Tabla8" table:style-name="Tabla8" table:template-name="Simple Grid Columns">
        <table:table-column table:style-name="Tabla8.A"/>
        <text:soft-page-break/>
        <table:table-row table:style-name="Tabla8.1">
          <table:table-cell table:style-name="Tabla8.A1" office:value-type="string">
            <text:p text:style-name="P16"><text:span text:style-name="T23">H</text:span><text:span text:style-name="T20">) </text:span><text:span text:style-name="T23">ARRINCAR DENDE UN USB BOOTEABLE.</text:span><text:span text:style-name="T50"> </text:span></text:p>
          </table:table-cell>
        </table:table-row>
        <table:table-row table:style-name="Tabla8.2">
          <table:table-cell table:style-name="Tabla8.A2" office:value-type="string">
            <text:p text:style-name="P39">PROCEDEMENTO:</text:p>
            <text:list xml:id="list2136873979" text:style-name="L16">
              <text:list-item>
                <text:p text:style-name="P125">Crea un USB Booteable con Kali Linux (como se indicou na clase).</text:p>
              </text:list-item>
              <text:list-item>
                <text:p text:style-name="P125">Configura no BOOT para arrincar dende o USB Booteable. </text:p>
              </text:list-item>
              <text:list-item>
                <text:p text:style-name="P125">Arrinca <text:s/>o Kali Linux. </text:p>
              </text:list-item>
            </text:list>
          </table:table-cell>
        </table:table-row>
        <table:table-row table:style-name="Tabla8.2">
          <table:table-cell table:style-name="Tabla8.A2" office:value-type="string">
            <text:p text:style-name="P45">Describe os pasos seguidos en detalle para a configuración: </text:p>
          </table:table-cell>
        </table:table-row>
        <table:table-row table:style-name="Tabla8.2">
          <table:table-cell table:style-name="Tabla8.A4" office:value-type="string"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152cm" style:contextual-spacing="false"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bold" officeooo:rsid="01ec6e58" style:font-size-asian="6pt" style:font-weight-asian="bold" style:font-size-complex="6pt" style:font-weight-complex="bold"/>
    </style:style>
    <style:style style:name="MT3" style:family="text">
      <style:text-properties style:use-window-font-color="true" loext:opacity="0%" style:font-name="Ubuntu" fo:font-size="6pt" fo:font-weight="bold" officeooo:rsid="00112a49" style:font-size-asian="6pt" style:font-weight-asian="bold" style:font-size-complex="6pt" style:font-weight-complex="bold"/>
    </style:style>
    <style:style style:name="MT4" style:family="text">
      <style:text-properties style:use-window-font-color="true" loext:opacity="0%" style:font-name="Ubuntu" fo:font-size="6pt" fo:font-weight="bold" officeooo:rsid="01f34b0e" style:font-size-asian="6pt" style:font-weight-asian="bold" style:font-size-complex="6pt" style:font-weight-complex="bold"/>
    </style:style>
    <style:style style:name="MT5" style:family="text">
      <style:text-properties style:use-window-font-color="true" loext:opacity="0%" style:font-name="Ubuntu" fo:font-size="6pt" fo:font-weight="normal" officeooo:rsid="01f34b0e" style:font-size-asian="6pt" style:font-weight-asian="normal" style:font-size-complex="6pt" style:font-weight-complex="normal"/>
    </style:style>
    <style:style style:name="MT6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7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6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13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</text:span><text:span text:style-name="MT4">licensed under a creative commons attribution 4.0 international license.</text:span><text:span text:style-name="MT5"> </text:span><text:span text:style-name="MT6"><text:tab/><text:tab/><text:tab/> <text:s text:c="4"/></text:span>Pá<text:span text:style-name="MT7">x</text:span>ina <text:page-number text:select-page="current">8</text:page-number><text:s/>de <text:page-count>8</text:page-count></text:p>
        <text:p text:style-name="MP2"/>
      </style:footer>
      <style:footer-first>
        <text:p text:style-name="MP3">Pá<text:span text:style-name="MT7">x</text:span>ina <text:page-number text:select-page="current">1</text:page-number><text:s/>de <text:page-count>8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2</meta:editing-cycles>
    <meta:creation-date>2019-11-09T13:25:03.151138236</meta:creation-date>
    <meta:editing-duration>PT22H17M23S</meta:editing-duration>
    <meta:generator>LibreOffice/7.3.7.2$Windows_X86_64 LibreOffice_project/e114eadc50a9ff8d8c8a0567d6da8f454beeb84f</meta:generator>
    <dc:subject>UD04 - PRÁCTICA 3 – Bios Cooler Master AMD</dc:subject>
    <dc:title>Taller - MME</dc:title>
    <dc:date>2023-01-21T10:11:44.275000000</dc:date>
    <meta:document-statistic meta:table-count="9" meta:image-count="2" meta:object-count="0" meta:page-count="8" meta:paragraph-count="285" meta:word-count="2594" meta:character-count="14245" meta:non-whitespace-character-count="119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